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8000000282F8A37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8e8e8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marker-end="Symmetric_20_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draw:marker-start="Symmetric_20_Arrow" draw:marker-end="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marker-end="Symmetric_20_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marker-start="Symmetric_20_Arrow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stroke="solid" draw:stroke-dash="Ultrafine_20_Dashed" draw:marker-start="" draw:marker-end="Symmetric_20_Arrow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Fine_20_Dashed_20__28_var_29_" draw:marker-start="Symmetric_20_Arrow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45cm"/>
    </style:style>
    <style:style style:name="gr13" style:family="graphic" style:parent-style-name="standard">
      <style:graphic-properties draw:stroke="dash" draw:stroke-dash="Ultrafine_20_Dashed" draw:marker-start="" draw:marker-end="Symmetric_20_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gr15" style:family="graphic" style:parent-style-name="standard">
      <style:graphic-properties draw:stroke="none" draw:fill="none" fo:min-height="0.396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style:text-properties fo:font-size="14pt" style:text-underline-style="solid" style:text-underline-width="auto" style:text-underline-color="font-color" style:font-size-asian="18pt" style:font-size-complex="18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style:text-properties fo:font-size="10pt" style:font-size-asian="18pt" style:font-size-complex="18pt"/>
    </style:style>
    <style:style style:name="P6" style:family="paragraph">
      <style:text-properties fo:font-size="9pt" style:font-size-asian="18pt" style:font-size-complex="18pt"/>
    </style:style>
    <style:style style:name="P7" style:family="paragraph">
      <style:paragraph-properties fo:text-align="center"/>
      <style:text-properties fo:font-size="8pt" style:font-size-asian="18pt" style:font-size-complex="18pt"/>
    </style:style>
    <style:style style:name="P8" style:family="paragraph">
      <style:text-properties fo:font-size="8pt" style:font-size-asian="18pt" style:font-size-complex="18pt"/>
    </style:style>
    <style:style style:name="P9" style:family="paragraph">
      <style:text-properties fo:font-size="9pt" fo:font-style="italic" style:font-size-asian="18pt" style:font-size-complex="18pt"/>
    </style:style>
    <style:style style:name="P10" style:family="paragraph">
      <style:paragraph-properties fo:margin-top="0.42cm" fo:margin-bottom="0.35cm"/>
      <style:text-properties fo:font-size="10pt"/>
    </style:style>
    <style:style style:name="P11" style:family="paragraph">
      <style:text-properties fo:font-size="12pt" fo:font-weight="bold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9pt" style:font-size-asian="18pt" style:font-size-complex="18pt"/>
    </style:style>
    <style:style style:name="T5" style:family="text">
      <style:text-properties fo:font-size="8pt" style:font-size-asian="18pt" style:font-size-complex="18pt"/>
    </style:style>
    <style:style style:name="T6" style:family="text">
      <style:text-properties fo:font-size="9pt" fo:font-style="italic" style:font-size-asian="18pt" style:font-size-complex="18pt"/>
    </style:style>
    <style:style style:name="T7" style:family="text">
      <style:text-properties fo:font-size="8pt" fo:font-weight="bold" style:font-size-asian="18pt" style:font-size-complex="18pt"/>
    </style:style>
    <style:style style:name="T8" style:family="text">
      <style:text-properties fo:font-size="8pt" fo:font-weight="bold" style:font-size-asian="18pt" style:font-weight-asian="bold" style:font-size-complex="18pt" style:font-weight-complex="bold"/>
    </style:style>
    <style:style style:name="T9" style:family="text">
      <style:text-properties fo:font-size="8pt" fo:font-weight="normal" style:font-size-asian="18pt" style:font-weight-asian="normal" style:font-size-complex="18pt" style:font-weight-complex="norm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5.94cm" svg:height="6.35cm" svg:x="1cm" svg:y="7.35cm">
          <text:p/>
        </draw:rect>
        <draw:frame draw:style-name="gr2" draw:layer="layout" svg:width="8.939cm" svg:height="1.673cm" svg:x="1cm" svg:y="1cm">
          <draw:text-box>
            <text:p>Appleseed QuickSocial v0.1.0</text:p>
            <text:p/>
          </draw:text-box>
        </draw:frame>
        <draw:frame draw:style-name="gr2" draw:text-style-name="P2" draw:layer="layout" svg:width="4.782cm" svg:height="0.721cm" svg:x="1cm" svg:y="1.884cm">
          <draw:text-box>
            <text:p><text:span text:style-name="T1">Protocol Flow Diagram</text:span></text:p>
          </draw:text-box>
        </draw:frame>
        <draw:frame draw:style-name="gr2" draw:text-style-name="P3" draw:layer="layout" svg:width="2.344cm" svg:height="0.806cm" svg:x="3.106cm" svg:y="3.34cm">
          <draw:text-box>
            <text:p><text:span text:style-name="T2">Connect</text:span></text:p>
          </draw:text-box>
        </draw:frame>
        <draw:rect draw:style-name="gr3" draw:text-style-name="P4" draw:layer="layout" svg:width="1.905cm" svg:height="1.905cm" svg:x="5.445cm" svg:y="4.41cm">
          <text:p text:style-name="P1"><text:span text:style-name="T1">B</text:span></text:p>
        </draw:rect>
        <draw:rect draw:style-name="gr3" draw:text-style-name="P4" draw:layer="layout" svg:width="1.905cm" svg:height="1.905cm" svg:x="13.065cm" svg:y="4.41cm">
          <text:p text:style-name="P1"><text:span text:style-name="T1">A</text:span></text:p>
        </draw:rect>
        <draw:line draw:style-name="gr4" draw:text-style-name="P1" draw:layer="layout" svg:x1="7.35cm" svg:y1="4.41cm" svg:x2="13.065cm" svg:y2="4.41cm">
          <text:p/>
        </draw:line>
        <draw:line draw:style-name="gr5" draw:text-style-name="P1" draw:layer="layout" svg:x1="7.35cm" svg:y1="6.315cm" svg:x2="13.065cm" svg:y2="6.315cm">
          <text:p/>
        </draw:line>
        <draw:frame draw:style-name="gr2" draw:text-style-name="P5" draw:layer="layout" svg:width="6.589cm" svg:height="0.645cm" svg:x="9.89cm" svg:y="3.03cm">
          <draw:text-box>
            <text:p><text:span text:style-name="T3">Story: <text:s/>“</text:span><text:span text:style-name="T3"><text:a xlink:href="mailto:user@a">user@a</text:a></text:span><text:span text:style-name="T3">“ remotely logs in to “b”</text:span></text:p>
          </draw:text-box>
        </draw:frame>
        <draw:frame draw:style-name="gr2" draw:text-style-name="P6" draw:layer="layout" svg:width="1.687cm" svg:height="0.607cm" svg:x="7.15cm" svg:y="3.903cm">
          <draw:text-box>
            <text:p><text:span text:style-name="T4">Redirect</text:span></text:p>
          </draw:text-box>
        </draw:frame>
        <draw:rect draw:style-name="gr3" draw:text-style-name="P7" draw:layer="layout" svg:width="1.905cm" svg:height="1.605cm" svg:x="17.51cm" svg:y="4.61cm">
          <text:p text:style-name="P1"><text:span text:style-name="T5">Tokens</text:span></text:p>
        </draw:rect>
        <draw:ellipse draw:style-name="gr6" draw:text-style-name="P1" draw:layer="layout" svg:width="1.905cm" svg:height="0.635cm" svg:x="17.51cm" svg:y="4.31cm">
          <text:p/>
        </draw:ellipse>
        <draw:ellipse draw:style-name="gr6" draw:text-style-name="P1" draw:layer="layout" svg:width="1.905cm" svg:height="0.635cm" svg:x="17.51cm" svg:y="5.88cm">
          <text:p/>
        </draw:ellipse>
        <draw:line draw:style-name="gr7" draw:text-style-name="P1" draw:layer="layout" svg:x1="14.97cm" svg:y1="4.645cm" svg:x2="17.51cm" svg:y2="4.645cm">
          <text:p/>
        </draw:line>
        <draw:frame draw:style-name="gr2" draw:text-style-name="P6" draw:layer="layout" svg:width="1.404cm" svg:height="0.607cm" svg:x="11.866cm" svg:y="6.243cm">
          <draw:text-box>
            <text:p><text:span text:style-name="T4">Check</text:span></text:p>
          </draw:text-box>
        </draw:frame>
        <draw:frame draw:style-name="gr2" draw:text-style-name="P6" draw:layer="layout" svg:width="1.455cm" svg:height="0.607cm" svg:x="6.151cm" svg:y="6.243cm">
          <draw:text-box>
            <text:p><text:span text:style-name="T4">Return</text:span></text:p>
          </draw:text-box>
        </draw:frame>
        <draw:line draw:style-name="gr8" draw:text-style-name="P1" draw:layer="layout" svg:x1="7.351cm" svg:y1="5.01cm" svg:x2="13.066cm" svg:y2="5.01cm">
          <text:p/>
        </draw:line>
        <draw:line draw:style-name="gr9" draw:text-style-name="P1" draw:layer="layout" svg:x1="7.351cm" svg:y1="5.815cm" svg:x2="13.066cm" svg:y2="5.815cm">
          <text:p/>
        </draw:line>
        <draw:frame draw:style-name="gr2" draw:text-style-name="P6" draw:layer="layout" svg:width="1.298cm" svg:height="0.607cm" svg:x="7.251cm" svg:y="4.904cm">
          <draw:text-box>
            <text:p><text:span text:style-name="T4">Verify</text:span></text:p>
          </draw:text-box>
        </draw:frame>
        <draw:frame draw:style-name="gr2" draw:text-style-name="P8" draw:layer="layout" svg:width="1.709cm" svg:height="0.564cm" svg:x="5.245cm" svg:y="4.31cm">
          <draw:text-box>
            <text:p><text:span text:style-name="T5">REMOTE</text:span></text:p>
          </draw:text-box>
        </draw:frame>
        <draw:frame draw:style-name="gr2" draw:text-style-name="P8" draw:layer="layout" svg:width="1.349cm" svg:height="0.564cm" svg:x="13.821cm" svg:y="5.851cm">
          <draw:text-box>
            <text:p><text:span text:style-name="T5">HOME</text:span></text:p>
          </draw:text-box>
        </draw:frame>
        <draw:frame draw:style-name="gr2" draw:text-style-name="P6" draw:layer="layout" svg:width="2.445cm" svg:height="0.607cm" svg:x="10.824cm" svg:y="5.373cm">
          <draw:text-box>
            <text:p><text:span text:style-name="T4">ReplyToVerify</text:span></text:p>
          </draw:text-box>
        </draw:frame>
        <draw:frame draw:style-name="gr2" draw:text-style-name="P3" draw:layer="layout" svg:width="4.045cm" svg:height="0.806cm" svg:x="3.061cm" svg:y="8.206cm">
          <draw:text-box>
            <text:p><text:span text:style-name="T2">2 Party Request</text:span></text:p>
          </draw:text-box>
        </draw:frame>
        <draw:rect draw:style-name="gr3" draw:text-style-name="P4" draw:layer="layout" svg:width="1.905cm" svg:height="1.905cm" svg:x="5.4cm" svg:y="9.248cm">
          <text:p text:style-name="P1"><text:span text:style-name="T1">B</text:span></text:p>
        </draw:rect>
        <draw:rect draw:style-name="gr3" draw:text-style-name="P4" draw:layer="layout" svg:width="1.905cm" svg:height="1.905cm" svg:x="13.02cm" svg:y="9.248cm">
          <text:p text:style-name="P1"><text:span text:style-name="T1">A</text:span></text:p>
        </draw:rect>
        <draw:line draw:style-name="gr5" draw:text-style-name="P1" draw:layer="layout" svg:x1="7.305cm" svg:y1="9.248cm" svg:x2="13.02cm" svg:y2="9.248cm">
          <text:p/>
        </draw:line>
        <draw:line draw:style-name="gr10" draw:text-style-name="P1" draw:layer="layout" svg:x1="7.305cm" svg:y1="11.153cm" svg:x2="13.02cm" svg:y2="11.153cm">
          <text:p/>
        </draw:line>
        <draw:frame draw:style-name="gr2" draw:text-style-name="P9" draw:layer="layout" svg:width="1.569cm" svg:height="0.607cm" svg:x="8.797cm" svg:y="9.176cm">
          <draw:text-box>
            <text:p><text:span text:style-name="T6">(Token)</text:span></text:p>
          </draw:text-box>
        </draw:frame>
        <draw:rect draw:style-name="gr3" draw:text-style-name="P7" draw:layer="layout" svg:width="1.905cm" svg:height="1.605cm" svg:x="17.465cm" svg:y="9.448cm">
          <text:p text:style-name="P1"><text:span text:style-name="T5">Tokens</text:span></text:p>
        </draw:rect>
        <draw:ellipse draw:style-name="gr6" draw:text-style-name="P1" draw:layer="layout" svg:width="1.905cm" svg:height="0.635cm" svg:x="17.465cm" svg:y="9.148cm">
          <text:p/>
        </draw:ellipse>
        <draw:ellipse draw:style-name="gr6" draw:text-style-name="P1" draw:layer="layout" svg:width="1.905cm" svg:height="0.635cm" svg:x="17.465cm" svg:y="10.718cm">
          <text:p/>
        </draw:ellipse>
        <draw:line draw:style-name="gr7" draw:text-style-name="P1" draw:layer="layout" svg:x1="14.925cm" svg:y1="9.583cm" svg:x2="17.465cm" svg:y2="9.583cm">
          <text:p/>
        </draw:line>
        <draw:frame draw:style-name="gr2" draw:text-style-name="P6" draw:layer="layout" svg:width="2.551cm" svg:height="0.607cm" svg:x="7.105cm" svg:y="11.081cm">
          <draw:text-box>
            <text:p><text:span text:style-name="T4">ReplyToFriend</text:span></text:p>
          </draw:text-box>
        </draw:frame>
        <draw:frame draw:style-name="gr2" draw:text-style-name="P8" draw:layer="layout" svg:width="1.709cm" svg:height="0.564cm" svg:x="5.2cm" svg:y="9.148cm">
          <draw:text-box>
            <text:p><text:span text:style-name="T5">REMOTE</text:span></text:p>
          </draw:text-box>
        </draw:frame>
        <draw:frame draw:style-name="gr2" draw:text-style-name="P8" draw:layer="layout" svg:width="1.349cm" svg:height="0.564cm" svg:x="13.776cm" svg:y="10.689cm">
          <draw:text-box>
            <text:p><text:span text:style-name="T5">HOME</text:span></text:p>
          </draw:text-box>
        </draw:frame>
        <draw:frame draw:style-name="gr2" draw:text-style-name="P5" draw:layer="layout" svg:width="8.947cm" svg:height="0.645cm" svg:x="9.79cm" svg:y="7.65cm">
          <draw:text-box>
            <text:p><text:span text:style-name="T3">Story 1: <text:s/>“</text:span><text:span text:style-name="T3"><text:a xlink:href="mailto:user@a">user@a</text:a></text:span><text:span text:style-name="T3">“ sends a friend request to “</text:span><text:span text:style-name="T3"><text:a xlink:href="mailto:user@b">user@b</text:a></text:span><text:span text:style-name="T3">“</text:span></text:p>
          </draw:text-box>
        </draw:frame>
        <draw:frame draw:style-name="gr2" draw:text-style-name="P6" draw:layer="layout" svg:width="1.404cm" svg:height="0.607cm" svg:x="11.75cm" svg:y="8.641cm">
          <draw:text-box>
            <text:p><text:span text:style-name="T4">Friend</text:span></text:p>
          </draw:text-box>
        </draw:frame>
        <draw:rect draw:style-name="gr3" draw:text-style-name="P7" draw:layer="layout" svg:width="1.905cm" svg:height="1.605cm" svg:x="1.635cm" svg:y="4.61cm">
          <text:p text:style-name="P1"><text:span text:style-name="T5">Tokens</text:span></text:p>
          <text:p text:style-name="P1"><text:span text:style-name="T5">(remote)</text:span></text:p>
        </draw:rect>
        <draw:ellipse draw:style-name="gr6" draw:text-style-name="P1" draw:layer="layout" svg:width="1.905cm" svg:height="0.635cm" svg:x="1.635cm" svg:y="4.31cm">
          <text:p/>
        </draw:ellipse>
        <draw:ellipse draw:style-name="gr6" draw:text-style-name="P1" draw:layer="layout" svg:width="1.905cm" svg:height="0.635cm" svg:x="1.635cm" svg:y="5.88cm">
          <text:p/>
        </draw:ellipse>
        <draw:line draw:style-name="gr11" draw:text-style-name="P1" draw:layer="layout" svg:x1="3.54cm" svg:y1="6.215cm" svg:x2="5.445cm" svg:y2="6.215cm">
          <text:p/>
        </draw:line>
        <draw:frame draw:style-name="gr12" draw:text-style-name="P8" draw:layer="layout" svg:width="4.445cm" svg:height="1.503cm" svg:x="13.065cm" svg:y="1.402cm">
          <draw:text-box>
            <text:p><text:span text:style-name="T7">Note:</text:span><text:span text:style-name="T5"> “Tokens” are randomly generated unique hashes that are tied to a specific user and domain</text:span></text:p>
          </draw:text-box>
        </draw:frame>
        <draw:rect draw:style-name="gr3" draw:text-style-name="P7" draw:layer="layout" svg:width="1.905cm" svg:height="1.605cm" svg:x="1.59cm" svg:y="9.376cm">
          <text:p text:style-name="P1"><text:span text:style-name="T5">Tokens</text:span></text:p>
          <text:p text:style-name="P1"><text:span text:style-name="T5">(remote)</text:span></text:p>
        </draw:rect>
        <draw:ellipse draw:style-name="gr6" draw:text-style-name="P1" draw:layer="layout" svg:width="1.905cm" svg:height="0.635cm" svg:x="1.59cm" svg:y="9.076cm">
          <text:p/>
        </draw:ellipse>
        <draw:ellipse draw:style-name="gr6" draw:text-style-name="P1" draw:layer="layout" svg:width="1.905cm" svg:height="0.635cm" svg:x="1.59cm" svg:y="10.646cm">
          <text:p/>
        </draw:ellipse>
        <draw:line draw:style-name="gr11" draw:text-style-name="P1" draw:layer="layout" svg:x1="3.495cm" svg:y1="10.981cm" svg:x2="5.4cm" svg:y2="10.981cm">
          <text:p/>
        </draw:line>
        <draw:frame draw:style-name="gr2" draw:text-style-name="P9" draw:layer="layout" svg:width="1.357cm" svg:height="0.607cm" svg:x="8.82cm" svg:y="4.945cm">
          <draw:text-box>
            <text:p><text:span text:style-name="T6">Token</text:span></text:p>
          </draw:text-box>
        </draw:frame>
        <draw:frame draw:style-name="gr2" draw:text-style-name="P8" draw:layer="layout" svg:width="7.47cm" svg:height="3.694cm" svg:x="19.465cm" svg:y="7.495cm">
          <draw:text-box>
            <text:p><text:span text:style-name="T5">Steps 1:</text:span></text:p>
            <text:p><text:span text:style-name="T5"/></text:p>
            <text:p><text:span text:style-name="T5">1. </text:span><text:span text:style-name="T5"><text:a xlink:href="mailto:user@a">user@a</text:a></text:span><text:span text:style-name="T5"> is remotely logged in to site “b”</text:span></text:p>
            <text:p><text:span text:style-name="T5">2. </text:span><text:span text:style-name="T5"><text:a xlink:href="mailto:user@a">user@a</text:a></text:span><text:span text:style-name="T5"> sends a friend request to </text:span><text:span text:style-name="T5"><text:a xlink:href="mailto:user@b">user@b</text:a></text:span></text:p>
            <text:p><text:span text:style-name="T5">3. </text:span><text:span text:style-name="T5"><text:a xlink:href="mailto:user@a">user@a</text:a></text:span><text:span text:style-name="T5"> is redirected via a link back to site “a”</text:span></text:p>
            <text:p><text:span text:style-name="T5">4. site “a” looks up the token for </text:span><text:span text:style-name="T5"><text:a xlink:href="mailto:user@a">user@a</text:a></text:span><text:span text:style-name="T5"> on site “b”</text:span></text:p>
            <text:p><text:span text:style-name="T5">5. site “a” makes a friend.add request to site “b”</text:span></text:p>
            <text:p><text:span text:style-name="T5">6. site “b” verifies the token</text:span></text:p>
            <text:p><text:span text:style-name="T5">7. site “b” logs a friend request from </text:span><text:span text:style-name="T5"><text:a xlink:href="mailto:user@a">user@a</text:a></text:span><text:span text:style-name="T5"> to </text:span><text:span text:style-name="T5"><text:a xlink:href="mailto:user@b">user@b</text:a></text:span></text:p>
            <text:p><text:span text:style-name="T5">8. site “b” returns successful</text:span></text:p>
            <text:p><text:span text:style-name="T5">9. site “b” logs a pending friend from </text:span><text:span text:style-name="T5"><text:a xlink:href="mailto:user@a">user@a</text:a></text:span><text:span text:style-name="T5"> to user@b</text:span></text:p>
          </draw:text-box>
        </draw:frame>
        <draw:frame draw:style-name="gr2" draw:text-style-name="P8" draw:layer="layout" svg:width="7.246cm" svg:height="3.381cm" svg:x="19.544cm" svg:y="3.895cm">
          <draw:text-box>
            <text:p><text:span text:style-name="T5">Steps:</text:span></text:p>
            <text:p><text:span text:style-name="T5"/></text:p>
            <text:p><text:span text:style-name="T5">1. </text:span><text:span text:style-name="T5"><text:a xlink:href="mailto:user@a">user@a</text:a></text:span><text:span text:style-name="T5"> remotely logs in to site “b”</text:span></text:p>
            <text:p><text:span text:style-name="T5">2. browser redirects to site “a” </text:span></text:p>
            <text:p><text:span text:style-name="T5">3. site “a” checks cookie to see if </text:span><text:span text:style-name="T5"><text:a xlink:href="mailto:user@a">user@a</text:a></text:span><text:span text:style-name="T5"> is logged in.</text:span></text:p>
            <text:p><text:span text:style-name="T5">4. site “a” generates a token and stores it.</text:span></text:p>
            <text:p><text:span text:style-name="T5">5. site “a” redirects back to site “b” with token.</text:span></text:p>
            <text:p><text:span text:style-name="T5">6. site “b” verifies the token.</text:span></text:p>
            <text:p><text:span text:style-name="T5">7. site “b” stores the remote token.</text:span></text:p>
            <text:p><text:span text:style-name="T5">8. site “b” sets a remote login cookie and db entry.</text:span></text:p>
          </draw:text-box>
        </draw:frame>
        <draw:frame draw:style-name="gr2" draw:text-style-name="P9" draw:layer="layout" svg:width="1.569cm" svg:height="0.607cm" svg:x="9.89cm" svg:y="6.215cm">
          <draw:text-box>
            <text:p><text:span text:style-name="T6">(Token)</text:span></text:p>
          </draw:text-box>
        </draw:frame>
        <draw:frame draw:style-name="gr12" draw:text-style-name="P8" draw:layer="layout" svg:width="4.445cm" svg:height="1.19cm" svg:x="17.51cm" svg:y="1.402cm">
          <draw:text-box>
            <text:p><text:span text:style-name="T7">Note:</text:span><text:span text:style-name="T5"> Tokens can be verified with each request, or stored for faster verification.</text:span></text:p>
          </draw:text-box>
        </draw:frame>
        <draw:frame draw:style-name="gr2" draw:text-style-name="P5" draw:layer="layout" svg:width="9.455cm" svg:height="0.645cm" svg:x="9.79cm" svg:y="8.095cm">
          <draw:text-box>
            <text:p><text:span text:style-name="T3">Story 2: <text:s/>“</text:span><text:span text:style-name="T3"><text:a xlink:href="mailto:user@a">user@a</text:a></text:span><text:span text:style-name="T3">“ pushes a feed notification to “</text:span><text:span text:style-name="T3"><text:a xlink:href="mailto:user@b">user@b</text:a></text:span><text:span text:style-name="T3">“</text:span></text:p>
          </draw:text-box>
        </draw:frame>
        <draw:frame draw:style-name="gr2" draw:text-style-name="P8" draw:layer="layout" svg:width="6.272cm" svg:height="2.442cm" svg:x="19.393cm" svg:y="11.303cm">
          <draw:text-box>
            <text:p><text:span text:style-name="T5">Steps 2:</text:span></text:p>
            <text:p><text:span text:style-name="T5"/></text:p>
            <text:p><text:span text:style-name="T5">1. </text:span><text:span text:style-name="T5"><text:a xlink:href="mailto:user@a">user@a</text:a></text:span><text:span text:style-name="T5"> performs an action</text:span></text:p>
            <text:p><text:span text:style-name="T5">2. site “a” generates a token and stores it.</text:span></text:p>
            <text:p><text:span text:style-name="T5">3. site “a” sends a feed update to </text:span><text:span text:style-name="T5"><text:a xlink:href="mailto:user@b">user@b</text:a></text:span></text:p>
            <text:p><text:span text:style-name="T5">4. site “b” verifies the token</text:span></text:p>
            <text:p><text:span text:style-name="T5">5. site “b” logs the feed notification for </text:span><text:span text:style-name="T5"><text:a xlink:href="mailto:user@b">user@b</text:a></text:span></text:p>
          </draw:text-box>
        </draw:frame>
        <draw:frame draw:style-name="gr2" draw:text-style-name="P3" draw:layer="layout" svg:width="4.045cm" svg:height="0.806cm" svg:x="3.106cm" svg:y="13.763cm">
          <draw:text-box>
            <text:p><text:span text:style-name="T2">3 Party Request</text:span></text:p>
          </draw:text-box>
        </draw:frame>
        <draw:rect draw:style-name="gr3" draw:text-style-name="P4" draw:layer="layout" svg:width="1.905cm" svg:height="1.905cm" svg:x="5.445cm" svg:y="14.705cm">
          <text:p text:style-name="P1"><text:span text:style-name="T1">B</text:span></text:p>
        </draw:rect>
        <draw:rect draw:style-name="gr3" draw:text-style-name="P4" draw:layer="layout" svg:width="1.905cm" svg:height="1.905cm" svg:x="13.065cm" svg:y="14.705cm">
          <text:p text:style-name="P1"><text:span text:style-name="T1">A</text:span></text:p>
        </draw:rect>
        <draw:line draw:style-name="gr5" draw:text-style-name="P1" draw:layer="layout" svg:x1="6.715cm" svg:y1="16.78cm" svg:x2="8.62cm" svg:y2="19.32cm">
          <text:p/>
        </draw:line>
        <draw:line draw:style-name="gr10" draw:text-style-name="P1" draw:layer="layout" svg:x1="7.35cm" svg:y1="16.145cm" svg:x2="9.255cm" svg:y2="18.685cm">
          <text:p/>
        </draw:line>
        <draw:frame draw:style-name="gr2" draw:text-style-name="P9" draw:layer="layout" svg:width="1.569cm" svg:height="0.607cm" svg:x="7.89cm" svg:y="16.68cm">
          <draw:text-box>
            <text:p><text:span text:style-name="T6">(Token)</text:span></text:p>
          </draw:text-box>
        </draw:frame>
        <draw:rect draw:style-name="gr3" draw:text-style-name="P7" draw:layer="layout" svg:width="1.905cm" svg:height="1.605cm" svg:x="17.51cm" svg:y="14.905cm">
          <text:p text:style-name="P1"><text:span text:style-name="T5">Tokens</text:span></text:p>
        </draw:rect>
        <draw:ellipse draw:style-name="gr6" draw:text-style-name="P1" draw:layer="layout" svg:width="1.905cm" svg:height="0.635cm" svg:x="17.51cm" svg:y="14.605cm">
          <text:p/>
        </draw:ellipse>
        <draw:ellipse draw:style-name="gr6" draw:text-style-name="P1" draw:layer="layout" svg:width="1.905cm" svg:height="0.635cm" svg:x="17.51cm" svg:y="16.175cm">
          <text:p/>
        </draw:ellipse>
        <draw:line draw:style-name="gr7" draw:text-style-name="P1" draw:layer="layout" svg:x1="14.97cm" svg:y1="15.04cm" svg:x2="17.51cm" svg:y2="15.04cm">
          <text:p/>
        </draw:line>
        <draw:frame draw:style-name="gr2" draw:text-style-name="P6" draw:layer="layout" svg:width="2.183cm" svg:height="0.607cm" svg:x="6.173cm" svg:y="19.12cm">
          <draw:text-box>
            <text:p><text:span text:style-name="T4">ReplyToInfo</text:span></text:p>
          </draw:text-box>
        </draw:frame>
        <draw:line draw:style-name="gr13" draw:text-style-name="P1" draw:layer="layout" svg:x1="9.89cm" svg:y1="18.685cm" svg:x2="13.066cm" svg:y2="15.94cm">
          <text:p/>
        </draw:line>
        <draw:line draw:style-name="gr9" draw:text-style-name="P1" draw:layer="layout" svg:x1="10.525cm" svg:y1="19.32cm" svg:x2="13.7cm" svg:y2="16.78cm">
          <text:p/>
        </draw:line>
        <draw:frame draw:style-name="gr2" draw:text-style-name="P6" draw:layer="layout" svg:width="1.298cm" svg:height="0.607cm" svg:x="11.56cm" svg:y="15.745cm">
          <draw:text-box>
            <text:p><text:span text:style-name="T4">Verify</text:span></text:p>
          </draw:text-box>
        </draw:frame>
        <draw:frame draw:style-name="gr2" draw:text-style-name="P8" draw:layer="layout" svg:width="1.709cm" svg:height="0.564cm" svg:x="5.245cm" svg:y="14.605cm">
          <draw:text-box>
            <text:p><text:span text:style-name="T5">REMOTE</text:span></text:p>
          </draw:text-box>
        </draw:frame>
        <draw:frame draw:style-name="gr2" draw:text-style-name="P8" draw:layer="layout" svg:width="1.349cm" svg:height="0.564cm" svg:x="13.821cm" svg:y="16.146cm">
          <draw:text-box>
            <text:p><text:span text:style-name="T5">HOME</text:span></text:p>
          </draw:text-box>
        </draw:frame>
        <draw:frame draw:style-name="gr2" draw:text-style-name="P6" draw:layer="layout" svg:width="2.445cm" svg:height="0.607cm" svg:x="12.629cm" svg:y="17.415cm">
          <draw:text-box>
            <text:p><text:span text:style-name="T4">ReplyToVerify</text:span></text:p>
          </draw:text-box>
        </draw:frame>
        <draw:frame draw:style-name="gr2" draw:text-style-name="P5" draw:layer="layout" svg:width="10.225cm" svg:height="0.645cm" svg:x="7.62cm" svg:y="13.725cm">
          <draw:text-box>
            <text:p><text:span text:style-name="T3">Story: <text:s/>“</text:span><text:span text:style-name="T3"><text:a xlink:href="mailto:user@a">user@a</text:a></text:span><text:span text:style-name="T3">“ requests info about “</text:span><text:span text:style-name="T3"><text:a xlink:href="mailto:user@c">user@c</text:a></text:span><text:span text:style-name="T3">” through site “b”</text:span></text:p>
          </draw:text-box>
        </draw:frame>
        <draw:frame draw:style-name="gr2" draw:text-style-name="P6" draw:layer="layout" svg:width="1.031cm" svg:height="0.607cm" svg:x="7.45cm" svg:y="16.145cm">
          <draw:text-box>
            <text:p><text:span text:style-name="T4">Info</text:span></text:p>
          </draw:text-box>
        </draw:frame>
        <draw:rect draw:style-name="gr3" draw:text-style-name="P7" draw:layer="layout" svg:width="1.905cm" svg:height="1.605cm" svg:x="1.635cm" svg:y="14.833cm">
          <text:p text:style-name="P1"><text:span text:style-name="T5">Tokens</text:span></text:p>
          <text:p text:style-name="P1"><text:span text:style-name="T5">(remote)</text:span></text:p>
        </draw:rect>
        <draw:ellipse draw:style-name="gr6" draw:text-style-name="P1" draw:layer="layout" svg:width="1.905cm" svg:height="0.635cm" svg:x="1.635cm" svg:y="14.533cm">
          <text:p/>
        </draw:ellipse>
        <draw:ellipse draw:style-name="gr6" draw:text-style-name="P1" draw:layer="layout" svg:width="1.905cm" svg:height="0.635cm" svg:x="1.635cm" svg:y="16.103cm">
          <text:p/>
        </draw:ellipse>
        <draw:line draw:style-name="gr11" draw:text-style-name="P1" draw:layer="layout" svg:x1="3.54cm" svg:y1="16.438cm" svg:x2="5.445cm" svg:y2="16.438cm">
          <text:p/>
        </draw:line>
        <draw:rect draw:style-name="gr3" draw:text-style-name="P4" draw:layer="layout" svg:width="1.905cm" svg:height="1.905cm" svg:x="8.62cm" svg:y="18.685cm">
          <text:p text:style-name="P1"><text:span text:style-name="T1">C</text:span></text:p>
        </draw:rect>
        <draw:frame draw:style-name="gr2" draw:text-style-name="P8" draw:layer="layout" svg:width="1.958cm" svg:height="0.564cm" svg:x="8.481cm" svg:y="18.685cm">
          <draw:text-box>
            <text:p><text:span text:style-name="T5">INQUIRIED</text:span></text:p>
          </draw:text-box>
        </draw:frame>
        <draw:frame draw:style-name="gr2" draw:text-style-name="P9" draw:layer="layout" svg:width="1.569cm" svg:height="0.607cm" svg:x="10.501cm" svg:y="16.231cm">
          <draw:text-box>
            <text:p><text:span text:style-name="T6">(Token)</text:span></text:p>
          </draw:text-box>
        </draw:frame>
        <draw:frame draw:style-name="gr14" draw:text-style-name="P8" draw:layer="layout" svg:width="7.62cm" svg:height="0.635cm" svg:x="1.635cm" svg:y="19.813cm">
          <draw:text-box>
            <text:p><text:span text:style-name="T8">Tasks: </text:span><text:span text:style-name="T5">user.info, tag.add</text:span></text:p>
          </draw:text-box>
        </draw:frame>
        <draw:frame draw:style-name="gr2" draw:text-style-name="P8" draw:layer="layout" svg:width="7.258cm" svg:height="2.755cm" svg:x="19.47cm" svg:y="14.356cm">
          <draw:text-box>
            <text:p><text:span text:style-name="T5">Steps:</text:span></text:p>
            <text:p><text:span text:style-name="T5"/></text:p>
            <text:p><text:span text:style-name="T5">1. </text:span><text:span text:style-name="T5"><text:a xlink:href="mailto:user@a">user@a</text:a></text:span><text:span text:style-name="T5"> is remotely logged in to site “b” </text:span></text:p>
            <text:p><text:span text:style-name="T5">2. </text:span><text:span text:style-name="T5"><text:a xlink:href="mailto:user@a">user@a</text:a></text:span><text:span text:style-name="T5"> requests info about </text:span><text:span text:style-name="T5"><text:a xlink:href="mailto:user@c">user@c</text:a></text:span></text:p>
            <text:p><text:span text:style-name="T5">3. site “b” looks up the token associated with </text:span><text:span text:style-name="T5"><text:a xlink:href="mailto:user@a">user@a</text:a></text:span></text:p>
            <text:p><text:span text:style-name="T5">4. site “b” sends user.info request to site “c” with token</text:span></text:p>
            <text:p><text:span text:style-name="T5">5. site “c” verifies the site “b” token with site “a”</text:span></text:p>
            <text:p><text:span text:style-name="T5">6. site “c” replies to site “b” with user info for </text:span><text:span text:style-name="T5"><text:a xlink:href="mailto:user@a">user@a</text:a></text:span></text:p>
          </draw:text-box>
        </draw:frame>
        <draw:frame draw:style-name="gr12" draw:text-style-name="P8" draw:layer="layout" svg:width="5.08cm" svg:height="1.19cm" svg:x="19.415cm" svg:y="17.415cm">
          <draw:text-box>
            <text:p><text:span text:style-name="T7">Note:</text:span><text:span text:style-name="T5"> This allows </text:span><text:span text:style-name="T5"><text:a xlink:href="mailto:user@c">user@c</text:a></text:span><text:span text:style-name="T5"> to block, restrict or allow </text:span><text:span text:style-name="T5"><text:a xlink:href="mailto:user@a">user@a</text:a></text:span><text:span text:style-name="T5"> by allowing site “c” to verify </text:span><text:span text:style-name="T5"><text:a xlink:href="mailto:user@a">user@a</text:a></text:span><text:span text:style-name="T5">'s identity.</text:span></text:p>
          </draw:text-box>
        </draw:frame>
        <draw:line draw:style-name="gr13" draw:text-style-name="P1" draw:layer="layout" svg:x1="7.35cm" svg:y1="9.89cm" svg:x2="13.065cm" svg:y2="9.89cm">
          <text:p/>
        </draw:line>
        <draw:line draw:style-name="gr9" draw:text-style-name="P1" draw:layer="layout" svg:x1="7.35cm" svg:y1="10.695cm" svg:x2="13.065cm" svg:y2="10.695cm">
          <text:p/>
        </draw:line>
        <draw:frame draw:style-name="gr2" draw:text-style-name="P6" draw:layer="layout" svg:width="1.298cm" svg:height="0.607cm" svg:x="7.25cm" svg:y="9.784cm">
          <draw:text-box>
            <text:p><text:span text:style-name="T4">Verify</text:span></text:p>
          </draw:text-box>
        </draw:frame>
        <draw:frame draw:style-name="gr2" draw:text-style-name="P6" draw:layer="layout" svg:width="2.445cm" svg:height="0.607cm" svg:x="10.823cm" svg:y="10.253cm">
          <draw:text-box>
            <text:p><text:span text:style-name="T4">ReplyToVerify</text:span></text:p>
          </draw:text-box>
        </draw:frame>
        <draw:frame draw:style-name="gr2" draw:text-style-name="P9" draw:layer="layout" svg:width="1.569cm" svg:height="0.607cm" svg:x="8.859cm" svg:y="9.788cm">
          <draw:text-box>
            <text:p><text:span text:style-name="T6">(Token)</text:span></text:p>
          </draw:text-box>
        </draw:frame>
        <draw:frame draw:style-name="gr12" draw:text-style-name="P8" draw:layer="layout" svg:width="4.445cm" svg:height="0.877cm" svg:x="14.97cm" svg:y="11.795cm">
          <draw:text-box>
            <text:p><text:span text:style-name="T7">Story 2 Note:</text:span><text:span text:style-name="T5"> </text:span><text:span text:style-name="T5"><text:a xlink:href="mailto:user@a">user@a</text:a></text:span><text:span text:style-name="T5"> is </text:span><text:span text:style-name="T8">not</text:span><text:span text:style-name="T9"> remotely logged in to site “b” </text:span></text:p>
          </draw:text-box>
        </draw:frame>
        <draw:frame draw:style-name="gr12" draw:text-style-name="P8" draw:layer="layout" svg:width="4.445cm" svg:height="0.877cm" svg:x="14.97cm" svg:y="12.823cm">
          <draw:text-box>
            <text:p><text:span text:style-name="T7">Story 2 Note:</text:span><text:span text:style-name="T5"> </text:span><text:span text:style-name="T9"><text:s/></text:span><text:span text:style-name="T9"><text:a xlink:href="mailto:user@a">user@a</text:a></text:span><text:span text:style-name="T9"> </text:span><text:span text:style-name="T8">is</text:span><text:span text:style-name="T9"> on </text:span><text:span text:style-name="T9"><text:a xlink:href="mailto:user@b">user@b</text:a></text:span><text:span text:style-name="T9">'s friend list.</text:span></text:p>
          </draw:text-box>
        </draw:frame>
        <draw:frame draw:style-name="gr14" draw:text-style-name="P8" draw:layer="layout" svg:width="20.32cm" svg:height="0.635cm" svg:x="1.335cm" svg:y="11.695cm">
          <draw:text-box>
            <text:p><text:span text:style-name="T8">Tasks: </text:span><text:span text:style-name="T5">feed.*, message.*, search.keyword, node.update, tag.*, friend.*</text:span></text:p>
          </draw:text-box>
        </draw:frame>
        <draw:frame draw:style-name="gr15" draw:text-style-name="P10" draw:layer="layout" svg:width="11.43cm" svg:height="0.646cm" svg:x="15.17cm" svg:y="19.95cm">
          <draw:text-box>
            <text:p text:style-name="P10"><text:span text:style-name="T10">Documentation available under the </text:span><text:span text:style-name="T10"><text:a xlink:href="http://en.wikipedia.org/wiki/Wikipedia:Text_of_Creative_Commons_Attribution-ShareAlike_3.0_Unported_License">Creative Commons Attribution-ShareAlike License</text:a></text:span></text:p>
          </draw:text-box>
        </draw:frame>
        <draw:frame draw:style-name="gr16" draw:text-style-name="P1" draw:layer="layout" svg:width="0.54cm" svg:height="0.54cm" svg:x="26.3cm" svg:y="19.95cm">
          <draw:image xlink:href="Pictures/1000000000000028000000282F8A37E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layer="layout" svg:width="8.939cm" svg:height="1.673cm" svg:x="1.001cm" svg:y="1.001cm">
          <draw:text-box>
            <text:p>Appleseed QuickSocial v0.1.0</text:p>
            <text:p/>
          </draw:text-box>
        </draw:frame>
        <draw:frame draw:style-name="gr2" draw:text-style-name="P2" draw:layer="layout" svg:width="4.782cm" svg:height="0.721cm" svg:x="1.001cm" svg:y="1.885cm">
          <draw:text-box>
            <text:p><text:span text:style-name="T1">Protocol Flow Diagram</text:span></text:p>
          </draw:text-box>
        </draw:frame>
        <draw:frame draw:style-name="gr2" draw:text-style-name="P11" draw:layer="layout" svg:width="0.739cm" svg:height="0.721cm" svg:x="26.201cm" svg:y="1cm">
          <draw:text-box>
            <text:p><text:span text:style-name="T11">2</text:span></text:p>
          </draw:text-box>
        </draw:frame>
        <draw:frame draw:style-name="gr2" draw:text-style-name="P3" draw:layer="layout" svg:width="6.488cm" svg:height="0.806cm" svg:x="3.107cm" svg:y="3.541cm">
          <draw:text-box>
            <text:p><text:span text:style-name="T2">Public Key Data Encryption</text:span></text:p>
          </draw:text-box>
        </draw:frame>
        <draw:frame draw:style-name="gr14" draw:text-style-name="P8" draw:layer="layout" svg:width="7.62cm" svg:height="0.635cm" svg:x="3.105cm" svg:y="4.119cm">
          <draw:text-box>
            <text:p><text:span text:style-name="T5">theoretical only</text:span></text:p>
          </draw:text-box>
        </draw:frame>
        <draw:rect draw:style-name="gr3" draw:text-style-name="P4" draw:layer="layout" svg:width="1.905cm" svg:height="1.905cm" svg:x="5.5cm" svg:y="5.546cm">
          <text:p text:style-name="P1"><text:span text:style-name="T1">B</text:span></text:p>
        </draw:rect>
        <draw:rect draw:style-name="gr3" draw:text-style-name="P4" draw:layer="layout" svg:width="1.905cm" svg:height="1.905cm" svg:x="13.12cm" svg:y="5.546cm">
          <text:p text:style-name="P1"><text:span text:style-name="T1">A</text:span></text:p>
        </draw:rect>
        <draw:rect draw:style-name="gr3" draw:text-style-name="P7" draw:layer="layout" svg:width="1.905cm" svg:height="1.605cm" svg:x="17.565cm" svg:y="5.746cm">
          <text:p text:style-name="P1"><text:span text:style-name="T5">Secret Key</text:span></text:p>
        </draw:rect>
        <draw:ellipse draw:style-name="gr6" draw:text-style-name="P1" draw:layer="layout" svg:width="1.905cm" svg:height="0.635cm" svg:x="17.565cm" svg:y="5.446cm">
          <text:p/>
        </draw:ellipse>
        <draw:ellipse draw:style-name="gr6" draw:text-style-name="P1" draw:layer="layout" svg:width="1.905cm" svg:height="0.635cm" svg:x="17.565cm" svg:y="7.016cm">
          <text:p/>
        </draw:ellipse>
        <draw:line draw:style-name="gr7" draw:text-style-name="P1" draw:layer="layout" svg:x1="15.025cm" svg:y1="5.881cm" svg:x2="17.565cm" svg:y2="5.881cm">
          <text:p/>
        </draw:line>
        <draw:frame draw:style-name="gr2" draw:text-style-name="P8" draw:layer="layout" svg:width="1.709cm" svg:height="0.564cm" svg:x="5.3cm" svg:y="5.446cm">
          <draw:text-box>
            <text:p><text:span text:style-name="T5">REMOTE</text:span></text:p>
          </draw:text-box>
        </draw:frame>
        <draw:frame draw:style-name="gr2" draw:text-style-name="P8" draw:layer="layout" svg:width="1.349cm" svg:height="0.564cm" svg:x="13.876cm" svg:y="6.987cm">
          <draw:text-box>
            <text:p><text:span text:style-name="T5">HOME</text:span></text:p>
          </draw:text-box>
        </draw:frame>
        <draw:frame draw:style-name="gr2" draw:text-style-name="P5" draw:layer="layout" svg:width="11.584cm" svg:height="0.645cm" svg:x="9.89cm" svg:y="3.541cm">
          <draw:text-box>
            <text:p><text:span text:style-name="T3">Story: <text:s/>“</text:span><text:span text:style-name="T3"><text:a xlink:href="mailto:user@a">user@a</text:a></text:span><text:span text:style-name="T3">“'s data is encrypted, but “</text:span><text:span text:style-name="T3"><text:a xlink:href="mailto:user@b">user@b</text:a></text:span><text:span text:style-name="T3">“ should have access</text:span></text:p>
          </draw:text-box>
        </draw:frame>
        <draw:rect draw:style-name="gr3" draw:text-style-name="P7" draw:layer="layout" svg:width="1.905cm" svg:height="1.605cm" svg:x="1.69cm" svg:y="5.674cm">
          <text:p text:style-name="P1"><text:span text:style-name="T5">Public Key</text:span></text:p>
        </draw:rect>
        <draw:ellipse draw:style-name="gr6" draw:text-style-name="P1" draw:layer="layout" svg:width="1.905cm" svg:height="0.635cm" svg:x="1.69cm" svg:y="5.374cm">
          <text:p/>
        </draw:ellipse>
        <draw:ellipse draw:style-name="gr6" draw:text-style-name="P1" draw:layer="layout" svg:width="1.905cm" svg:height="0.635cm" svg:x="1.69cm" svg:y="6.944cm">
          <text:p/>
        </draw:ellipse>
        <draw:line draw:style-name="gr11" draw:text-style-name="P1" draw:layer="layout" svg:x1="3.595cm" svg:y1="7.279cm" svg:x2="5.5cm" svg:y2="7.279cm">
          <text:p/>
        </draw:line>
        <draw:frame draw:style-name="gr2" draw:text-style-name="P8" draw:layer="layout" svg:width="7.148cm" svg:height="4.32cm" svg:x="19.565cm" svg:y="4.193cm">
          <draw:text-box>
            <text:p><text:span text:style-name="T5">Steps:</text:span></text:p>
            <text:p><text:span text:style-name="T5"/></text:p>
            <text:p><text:span text:style-name="T5">a. System generates and stores a secret key for user</text:span></text:p>
            <text:p><text:span text:style-name="T5">b. </text:span><text:span text:style-name="T5"><text:a xlink:href="mailto:user@a">user@a</text:a></text:span><text:span text:style-name="T5"> approves a friend request from </text:span><text:span text:style-name="T5"><text:a xlink:href="mailto:user@b">user@b</text:a></text:span></text:p>
            <text:p><text:span text:style-name="T5">c. </text:span><text:span text:style-name="T5"><text:a xlink:href="mailto:user@a">user@a</text:a></text:span><text:span text:style-name="T5"> generates a public key for </text:span><text:span text:style-name="T5"><text:a xlink:href="mailto:user@b">user@b</text:a></text:span></text:p>
            <text:p><text:span text:style-name="T5">d. </text:span><text:span text:style-name="T5"><text:a xlink:href="mailto:user@b">user@b</text:a></text:span><text:span text:style-name="T5"> generates a public key for </text:span><text:span text:style-name="T5"><text:a xlink:href="mailto:user@a">user@a</text:a></text:span></text:p>
            <text:p><text:span text:style-name="T5"/></text:p>
            <text:p><text:span text:style-name="T5">1. </text:span><text:span text:style-name="T5"><text:a xlink:href="mailto:user@a">user@a</text:a></text:span><text:span text:style-name="T5"> uploads a photo.</text:span></text:p>
            <text:p><text:span text:style-name="T5">2. system encrypts photo with public key of all friends</text:span></text:p>
            <text:p><text:span text:style-name="T5">3. </text:span><text:span text:style-name="T5"><text:a xlink:href="mailto:user@b">user@b</text:a></text:span><text:span text:style-name="T5"> remotely logs in to site “a”</text:span></text:p>
            <text:p><text:span text:style-name="T5">4. </text:span><text:span text:style-name="T5"><text:a xlink:href="mailto:user@b">user@b</text:a></text:span><text:span text:style-name="T5"> attempts to view </text:span><text:span text:style-name="T5"><text:a xlink:href="mailto:user@a">user@a</text:a></text:span><text:span text:style-name="T5">'s photo</text:span></text:p>
            <text:p><text:span text:style-name="T5">5. photo is sent to site “b”.</text:span></text:p>
            <text:p><text:span text:style-name="T5">6. site “b” uses secret key to decrypt and display.</text:span></text:p>
          </draw:text-box>
        </draw:frame>
        <draw:frame draw:style-name="gr2" draw:text-style-name="P8" draw:layer="layout" svg:width="7.258cm" svg:height="1.19cm" svg:x="1.635cm" svg:y="8.686cm">
          <draw:text-box>
            <text:p><text:span text:style-name="T8">Pros:</text:span></text:p>
            <text:p><text:span text:style-name="T5"/></text:p>
            <text:p><text:span text:style-name="T5">1. As secure as you can get in a public social network.</text:span></text:p>
          </draw:text-box>
        </draw:frame>
        <draw:frame draw:style-name="gr2" draw:text-style-name="P8" draw:layer="layout" svg:width="10.658cm" svg:height="1.816cm" svg:x="1.635cm" svg:y="9.991cm">
          <draw:text-box>
            <text:p><text:span text:style-name="T8">Cons:</text:span></text:p>
            <text:p><text:span text:style-name="T5"/></text:p>
            <text:p><text:span text:style-name="T5">1. Very resource intensive. <text:s/>User with 400 friends may store one photo 400 times.</text:span></text:p>
            <text:p><text:span text:style-name="T5">2. Not significantly more secure than ACL control.</text:span></text:p>
            <text:p><text:span text:style-name="T5">3. Will most likely be noticeably slow.</text:span></text:p>
          </draw:text-box>
        </draw:frame>
        <draw:frame draw:style-name="gr2" draw:text-style-name="P8" draw:layer="layout" svg:width="7.97cm" svg:height="1.19cm" svg:x="1.635cm" svg:y="12.042cm">
          <draw:text-box>
            <text:p><text:span text:style-name="T8">Alternative Ideas:</text:span></text:p>
            <text:p><text:span text:style-name="T5"/></text:p>
            <text:p><text:span text:style-name="T5">1. Watermarks can be dynamically generated to track leaks.</text:span></text:p>
          </draw:text-box>
        </draw:frame>
        <draw:line draw:style-name="gr17" draw:text-style-name="P1" draw:layer="layout" svg:x1="7.45cm" svg:y1="6.481cm" svg:x2="13.165cm" svg:y2="6.481cm">
          <text:p/>
        </draw:line>
        <draw:frame draw:style-name="gr15" draw:text-style-name="P10" draw:layer="layout" svg:width="11.43cm" svg:height="0.646cm" svg:x="15.17cm" svg:y="19.95cm">
          <draw:text-box>
            <text:p text:style-name="P10"><text:span text:style-name="T10">Documentation available under the </text:span><text:span text:style-name="T10"><text:a xlink:href="http://en.wikipedia.org/wiki/Wikipedia:Text_of_Creative_Commons_Attribution-ShareAlike_3.0_Unported_License">Creative Commons Attribution-ShareAlike License</text:a></text:span></text:p>
          </draw:text-box>
        </draw:frame>
        <draw:frame draw:style-name="gr16" draw:text-style-name="P1" draw:layer="layout" svg:width="0.54cm" svg:height="0.54cm" svg:x="26.3cm" svg:y="19.95cm">
          <draw:image xlink:href="Pictures/1000000000000028000000282F8A37E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8-09T18:04:39</meta:creation-date>
    <dc:date>2010-08-09T23:42:39</dc:date>
    <meta:editing-duration>PT05H25M41S</meta:editing-duration>
    <meta:editing-cycles>81</meta:editing-cycles>
    <meta:generator>OpenOffice.org/3.1$Unix OpenOffice.org_project/310m19$Build-9420</meta:generator>
    <meta:print-date>2010-08-09T23:33:03</meta:print-date>
    <meta:document-statistic meta:object-count="117"/>
  </office:meta>
</office:document-meta>
</file>